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 manière générale, on peut compter 0,25 point par erreur/oub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 exemple, 0.25 pour l’oubli de nommer l’axe des abscisses (mais pas si il n’y a pas de titr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 ne compte pas l’erreur 2 fois, par exemple un graphique faux mais bien tracé doit avoir les points, car l’erreur est déjà comptée dans l’appel à la fo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 ce n’est pas une fonction qui a été écrite, mettre les points correspondant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Barème / 30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ommentaire</text:p>
          </table:table-cell>
        </table:table-row>
        <table:table-row table:style-name="ro1">
          <table:table-cell office:value-type="string" calcext:value-type="string">
            <text:p>Partie I</text:p>
          </table:table-cell>
          <table:table-cell table:formula="of:=SUM([.C8:.C17])" office:value-type="float" office:value="20" calcext:value-type="float">
            <text:p>20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Question 1</text:p>
          </table:table-cell>
          <table:table-cell office:value-type="string" calcext:value-type="string">
            <text:p>initialisation du tableau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cle for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Question 2</text:p>
          </table:table-cell>
          <table:table-cell office:value-type="string" calcext:value-type="string">
            <text:p>test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stion 3</text:p>
          </table:table-cell>
          <table:table-cell office:value-type="string" calcext:value-type="string">
            <text:p>écriture de la fonc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à la fonct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4</text:p>
          </table:table-cell>
          <table:table-cell office:value-type="string" calcext:value-type="string">
            <text:p>graphiqu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stion 5</text:p>
          </table:table-cell>
          <table:table-cell office:value-type="string" calcext:value-type="string">
            <text:p>écriture de la foncti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à la fonc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fficha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rtie II</text:p>
          </table:table-cell>
          <table:table-cell table:formula="of:=SUM([.C19:.C27])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6</text:p>
          </table:table-cell>
          <table:table-cell office:value-type="string" calcext:value-type="string">
            <text:p>écriture de la fonct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cle(s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7</text:p>
          </table:table-cell>
          <table:table-cell office:value-type="string" calcext:value-type="string">
            <text:p>Boucle(s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8</text:p>
          </table:table-cell>
          <table:table-cell office:value-type="string" calcext:value-type="string">
            <text:p>boucle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onus</text:p>
          </table:table-cell>
          <table:table-cell office:value-type="string" calcext:value-type="string">
            <text:p>Soin génér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s du co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6:31:14.964114431</meta:creation-date>
    <dc:date>2025-03-16T11:03:27.283758648</dc:date>
    <meta:editing-duration>PT1H34M28S</meta:editing-duration>
    <meta:editing-cycles>23</meta:editing-cycles>
    <meta:generator>LibreOffice/24.2.7.2$Linux_X86_64 LibreOffice_project/420$Build-2</meta:generator>
    <meta:document-statistic meta:table-count="1" meta:cell-count="86" meta:object-count="0"/>
  </office:meta>
</office:document-meta>
</file>